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71" style:family="table-column">
      <style:table-column-properties fo:break-before="auto" style:column-width="57.15mm"/>
    </style:style>
    <style:style style:name="co72" style:family="table-column">
      <style:table-column-properties fo:break-before="auto" style:column-width="21.0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16.14mm"/>
    </style:style>
    <style:style style:name="co75" style:family="table-column">
      <style:table-column-properties fo:break-before="auto" style:column-width="29.46mm"/>
    </style:style>
    <style:style style:name="co76" style:family="table-column">
      <style:table-column-properties fo:break-before="auto" style:column-width="27.52mm"/>
    </style:style>
    <style:style style:name="co77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8" style:family="table-column">
      <style:table-column-properties fo:break-before="auto" style:column-width="67.98mm"/>
    </style:style>
    <style:style style:name="co88" style:family="table-column">
      <style:table-column-properties fo:break-before="auto" style:column-width="59.81mm"/>
    </style:style>
    <style:style style:name="co89" style:family="table-column">
      <style:table-column-properties fo:break-before="auto" style:column-width="80.47mm"/>
    </style:style>
    <style:style style:name="co90" style:family="table-column">
      <style:table-column-properties fo:break-before="auto" style:column-width="61.31mm"/>
    </style:style>
    <style:style style:name="co81" style:family="table-column">
      <style:table-column-properties fo:break-before="auto" style:column-width="54.72mm"/>
    </style:style>
    <style:style style:name="co91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92" style:family="table-column">
      <style:table-column-properties fo:break-before="auto" style:column-width="43.39mm"/>
    </style:style>
    <style:style style:name="co93" style:family="table-column">
      <style:table-column-properties fo:break-before="auto" style:column-width="58.6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43" style:family="table-column">
      <style:table-column-properties fo:break-before="auto" style:column-width="62.88mm"/>
    </style:style>
    <style:style style:name="co44" style:family="table-column">
      <style:table-column-properties fo:break-before="auto" style:column-width="45.63mm"/>
    </style:style>
    <style:style style:name="co45" style:family="table-column">
      <style:table-column-properties fo:break-before="auto" style:column-width="49.32mm"/>
    </style:style>
    <style:style style:name="co47" style:family="table-column">
      <style:table-column-properties fo:break-before="auto" style:column-width="53.02mm"/>
    </style:style>
    <style:style style:name="co48" style:family="table-column">
      <style:table-column-properties fo:break-before="auto" style:column-width="75.23mm"/>
    </style:style>
    <style:style style:name="co50" style:family="table-column">
      <style:table-column-properties fo:break-before="auto" style:column-width="54.65mm"/>
    </style:style>
    <style:style style:name="co51" style:family="table-column">
      <style:table-column-properties fo:break-before="auto" style:column-width="34.22mm"/>
    </style:style>
    <style:style style:name="co56" style:family="table-column">
      <style:table-column-properties fo:break-before="auto" style:column-width="30.23mm"/>
    </style:style>
    <style:style style:name="co57" style:family="table-column">
      <style:table-column-properties fo:break-before="auto" style:column-width="72.02mm"/>
    </style:style>
    <style:style style:name="co63" style:family="table-column">
      <style:table-column-properties fo:break-before="auto" style:column-width="109.87mm"/>
    </style:style>
    <style:style style:name="co64" style:family="table-column">
      <style:table-column-properties fo:break-before="auto" style:column-width="47.01mm"/>
    </style:style>
    <style:style style:name="co65" style:family="table-column">
      <style:table-column-properties fo:break-before="auto" style:column-width="29.32mm"/>
    </style:style>
    <style:style style:name="co67" style:family="table-column">
      <style:table-column-properties fo:break-before="auto" style:column-width="16.95mm"/>
    </style:style>
    <style:style style:name="co68" style:family="table-column">
      <style:table-column-properties fo:break-before="auto" style:column-width="63.94mm"/>
    </style:style>
    <style:style style:name="co69" style:family="table-column">
      <style:table-column-properties fo:break-before="auto" style:column-width="72.71mm"/>
    </style:style>
    <style:style style:name="co70" style:family="table-column">
      <style:table-column-properties fo:break-before="auto" style:column-width="58mm"/>
    </style:style>
    <style:style style:name="co79" style:family="table-column">
      <style:table-column-properties fo:break-before="auto" style:column-width="26.51mm"/>
    </style:style>
    <style:style style:name="co80" style:family="table-column">
      <style:table-column-properties fo:break-before="auto" style:column-width="47.47mm"/>
    </style:style>
    <style:style style:name="co82" style:family="table-column">
      <style:table-column-properties fo:break-before="auto" style:column-width="43.46mm"/>
    </style:style>
    <style:style style:name="co83" style:family="table-column">
      <style:table-column-properties fo:break-before="auto" style:column-width="37.31mm"/>
    </style:style>
    <style:style style:name="co84" style:family="table-column">
      <style:table-column-properties fo:break-before="auto" style:column-width="44.94mm"/>
    </style:style>
    <style:style style:name="co85" style:family="table-column">
      <style:table-column-properties fo:break-before="auto" style:column-width="170.09mm"/>
    </style:style>
    <style:style style:name="co86" style:family="table-column">
      <style:table-column-properties fo:break-before="auto" style:column-width="78.14mm"/>
    </style:style>
    <style:style style:name="co87" style:family="table-column">
      <style:table-column-properties fo:break-before="auto" style:column-width="29.6mm"/>
    </style:style>
    <style:style style:name="co94" style:family="table-column">
      <style:table-column-properties fo:break-before="auto" style:column-width="87.98mm"/>
    </style:style>
    <style:style style:name="co95" style:family="table-column">
      <style:table-column-properties fo:break-before="auto" style:column-width="38.06mm"/>
    </style:style>
    <style:style style:name="co96" style:family="table-column">
      <style:table-column-properties fo:break-before="auto" style:column-width="105.04mm"/>
    </style:style>
    <style:style style:name="co97" style:family="table-column">
      <style:table-column-properties fo:break-before="auto" style:column-width="91.28mm"/>
    </style:style>
    <style:style style:name="co98" style:family="table-column">
      <style:table-column-properties fo:break-before="auto" style:column-width="45.31mm"/>
    </style:style>
    <style:style style:name="co99" style:family="table-column">
      <style:table-column-properties fo:break-before="auto" style:column-width="38.84mm"/>
    </style:style>
    <style:style style:name="co100" style:family="table-column">
      <style:table-column-properties fo:break-before="auto" style:column-width="44.17mm"/>
    </style:style>
    <style:style style:name="co101" style:family="table-column">
      <style:table-column-properties fo:break-before="auto" style:column-width="50.87mm"/>
    </style:style>
    <style:style style:name="co102" style:family="table-column">
      <style:table-column-properties fo:break-before="auto" style:column-width="112.54mm"/>
    </style:style>
    <style:style style:name="co103" style:family="table-column">
      <style:table-column-properties fo:break-before="auto" style:column-width="178.52mm"/>
    </style:style>
    <style:style style:name="co104" style:family="table-column">
      <style:table-column-properties fo:break-before="auto" style:column-width="44.66mm"/>
    </style:style>
    <style:style style:name="co105" style:family="table-column">
      <style:table-column-properties fo:break-before="auto" style:column-width="69.64mm"/>
    </style:style>
    <style:style style:name="co111" style:family="table-column">
      <style:table-column-properties fo:break-before="auto" style:column-width="58.26mm"/>
    </style:style>
    <style:style style:name="co112" style:family="table-column">
      <style:table-column-properties fo:break-before="auto" style:column-width="101.81mm"/>
    </style:style>
    <style:style style:name="co113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14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9.07mm" fo:break-before="auto" style:use-optimal-row-height="false"/>
    </style:style>
    <style:style style:name="ro9" style:family="table-row">
      <style:table-row-properties style:row-height="9.35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10.78mm" fo:break-before="auto" style:use-optimal-row-height="false"/>
    </style:style>
    <style:style style:name="ro12" style:family="table-row">
      <style:table-row-properties style:row-height="8.77mm" fo:break-before="auto" style:use-optimal-row-height="false"/>
    </style:style>
    <style:style style:name="ro1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6" table:number-columns-repeated="240" table:default-cell-style-name="Default"/>
        <table:table-row table:style-name="ro7">
          <table:table-cell table:style-name="ce22" office:value-type="string" calcext:value-type="string">
            <text:p>data</text:p>
            <draw:control table:end-cell-address="data.B1" table:end-x="15.07mm" table:end-y="9.05mm" draw:z-index="0" draw:name="Export CSV" draw:style-name="gr6" draw:text-style-name="P8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unit</text:p>
          </table:table-cell>
          <table:table-cell table:style-name="ce30" office:value-type="string" calcext:value-type="string">
            <text:p>label</text:p>
          </table:table-cell>
          <table:table-cell table:style-name="ce31" office:value-type="string" calcext:value-type="string">
            <text:p>definition</text:p>
          </table:table-cell>
          <table:table-cell table:style-name="ce29" office:value-type="string" calcext:value-type="string">
            <text:p>comment</text:p>
          </table:table-cell>
          <table:table-cell table:style-name="ce27" table:number-columns-repeated="240"/>
        </table:table-row>
        <table:table-row table:style-name="ro2">
          <table:table-cell table:number-columns-repeated="2" table:style-name="ce23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INT_VALUE</text:p>
          </table:table-cell>
          <table:table-cell table:number-columns-repeated="2" table:style-name="ce2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FLOAT_VALUE</text:p>
          </table:table-cell>
          <table:table-cell table:number-columns-repeated="2" table:style-name="ce2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TEXT_VALUE</text:p>
          </table:table-cell>
          <table:table-cell table:number-columns-repeated="2" table:style-name="ce2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4" office:value-type="string" calcext:value-type="string">
            <text:p>PROVIDER_ID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7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4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24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3" table:default-cell-style-name="Default"/>
        <table:table-row table:style-name="ro9">
          <table:table-cell table:style-name="ce22" office:value-type="string" calcext:value-type="string">
            <text:p>unit</text:p>
            <draw:control table:end-cell-address="unit.B1" table:end-x="11.29mm" table:end-y="9.05mm" draw:z-index="0" draw:name="Export CSV" draw:style-name="gr6" draw:text-style-name="P8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9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7"><text:span text:style-name="T3"><text:tab/></text:span><text:span text:style-name="T3">Authorized types :</text:span></text:p>
              <text:p text:style-name="P7"><text:span text:style-name="T4"/></text:p>
              <text:p text:style-name="P7"><text:span text:style-name="T3"><text:tab/></text:span><text:span text:style-name="T4">// a String </text:span></text:p>
              <text:p text:style-name="P7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code (mapped to java type String)</text:span></text:p>
              <text:p text:style-name="P7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decimal value comprised in a specified range (mapped to java type BigDecimal)</text:span></text:p>
              <text:p text:style-name="P7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numeric value (mapped to java type BigDecimal)</text:span></text:p>
              <text:p text:style-name="P7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n integer (mapped to java type Integer)</text:span></text:p>
              <text:p text:style-name="P7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geographic coordinate (mapped to java type BigDecimal)</text:span></text:p>
              <text:p text:style-name="P7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7"><text:span text:style-name="T5"/></text:p>
              <text:p text:style-name="P7"><text:span text:style-name="T3"><text:tab/></text:span><text:span text:style-name="T4">// a date (mapped to java type Date)</text:span></text:p>
              <text:p text:style-name="P7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9" office:value-type="string" calcext:value-type="string">
            <text:p>subtype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</table:table-row>
        <table:table-row table:style-name="ro2">
          <table:table-cell table:style-name="ce2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2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2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2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4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32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7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ce38"/>
        <table:table-column table:style-name="co67" table:default-cell-style-name="ce33"/>
        <table:table-column table:style-name="co68" table:number-columns-repeated="2" table:default-cell-style-name="Default"/>
        <table:table-row table:style-name="ro9">
          <table:table-cell table:style-name="ce22" office:value-type="string" calcext:value-type="string">
            <text:p>Unit</text:p>
            <draw:control table:end-cell-address="mode.B1" table:end-x="13.83mm" table:end-y="9.05mm" draw:z-index="0" draw:name="Export CSV" draw:style-name="gr6" draw:text-style-name="P8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Code</text:p>
          </table:table-cell>
          <table:table-cell table:style-name="ce22" office:value-type="string" calcext:value-type="string">
            <text:p>Position</text:p>
          </table:table-cell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Definition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Other broadleav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Other conifer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Other shrub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Abies alb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3" office:value-type="string" calcext:value-type="string">
            <text:p>Abies cephal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3" office:value-type="string" calcext:value-type="string">
            <text:p>Abies grand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3" office:value-type="string" calcext:value-type="string">
            <text:p>Abies lasiocarp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3" office:value-type="string" calcext:value-type="string">
            <text:p>Abies nebrod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3" office:value-type="string" calcext:value-type="string">
            <text:p>Abies nordmann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Abies pinsap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3" office:value-type="string" calcext:value-type="string">
            <text:p>Abies proce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3" office:value-type="string" calcext:value-type="string">
            <text:p>Abies sibi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3" office:value-type="string" calcext:value-type="string">
            <text:p>Abie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3" office:value-type="string" calcext:value-type="string">
            <text:p>Acacia cyanophyl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3" office:value-type="string" calcext:value-type="string">
            <text:p>Acacia cyclop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3" office:value-type="string" calcext:value-type="string">
            <text:p>Acacia dealb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3" office:value-type="string" calcext:value-type="string">
            <text:p>Acacia farnes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3" office:value-type="string" calcext:value-type="string">
            <text:p>Acacia karo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3" office:value-type="string" calcext:value-type="string">
            <text:p>Acacia long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3" office:value-type="string" calcext:value-type="string">
            <text:p>Acacia mearns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3" office:value-type="string" calcext:value-type="string">
            <text:p>Acacia melanoxylon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3" office:value-type="string" calcext:value-type="string">
            <text:p>Acacia pycnanth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3" office:value-type="string" calcext:value-type="string">
            <text:p>Acacia retino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3" office:value-type="string" calcext:value-type="string">
            <text:p>Acac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3" office:value-type="string" calcext:value-type="string">
            <text:p>Acer campestr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3" office:value-type="string" calcext:value-type="string">
            <text:p>Acer granatens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3" office:value-type="string" calcext:value-type="string">
            <text:p>Acer heldreich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3" office:value-type="string" calcext:value-type="string">
            <text:p>Acer hyrcan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3" office:value-type="string" calcext:value-type="string">
            <text:p>Acer lobel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3" office:value-type="string" calcext:value-type="string">
            <text:p>Acer monspessulan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3" office:value-type="string" calcext:value-type="string">
            <text:p>Acer negund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3" office:value-type="string" calcext:value-type="string">
            <text:p>Acer obtusat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3" office:value-type="string" calcext:value-type="string">
            <text:p>Acer opa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3" office:value-type="string" calcext:value-type="string">
            <text:p>Acer platan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3" office:value-type="string" calcext:value-type="string">
            <text:p>Acer pseudoplata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3" office:value-type="string" calcext:value-type="string">
            <text:p>Acer sempervir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3" office:value-type="string" calcext:value-type="string">
            <text:p>Acer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3" office:value-type="string" calcext:value-type="string">
            <text:p>Acer steven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Acer tataric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3" office:value-type="string" calcext:value-type="string">
            <text:p>Acer trautvetter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3" office:value-type="string" calcext:value-type="string">
            <text:p>Aesculus hippocastanea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Ailanthus altissim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3" office:value-type="string" calcext:value-type="string">
            <text:p>Ailanthus sp. (glandulos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3" office:value-type="string" calcext:value-type="string">
            <text:p>Alnus cord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Alnus glutin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3" office:value-type="string" calcext:value-type="string">
            <text:p>Alnus inc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3" office:value-type="string" calcext:value-type="string">
            <text:p>Al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3" office:value-type="string" calcext:value-type="string">
            <text:p>Alnus virid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3" office:value-type="string" calcext:value-type="string">
            <text:p>Amelanchier canad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3" office:value-type="string" calcext:value-type="string">
            <text:p>Amelanchier grandifl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3" office:value-type="string" calcext:value-type="string">
            <text:p>Amelanchier ov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3" office:value-type="string" calcext:value-type="string">
            <text:p>Amelanchier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3" office:value-type="string" calcext:value-type="string">
            <text:p>Amelanchier spic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3" office:value-type="string" calcext:value-type="string">
            <text:p>Arbutus andrachn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3" office:value-type="string" calcext:value-type="string">
            <text:p>Arbut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3" office:value-type="string" calcext:value-type="string">
            <text:p>Arbutus uned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3" office:value-type="string" calcext:value-type="string">
            <text:p>Berberis vulga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3" office:value-type="string" calcext:value-type="string">
            <text:p>Betula humili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3" office:value-type="string" calcext:value-type="string">
            <text:p>Betula nan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3" office:value-type="string" calcext:value-type="string">
            <text:p>Betula pendu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3" office:value-type="string" calcext:value-type="string">
            <text:p>Betula pub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3" office:value-type="string" calcext:value-type="string">
            <text:p>Betul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3" office:value-type="string" calcext:value-type="string">
            <text:p>Buxus balea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3" office:value-type="string" calcext:value-type="string">
            <text:p>Buxus sempervir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3" office:value-type="string" calcext:value-type="string">
            <text:p>Bux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3" office:value-type="string" calcext:value-type="string">
            <text:p>Carpinus betu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3" office:value-type="string" calcext:value-type="string">
            <text:p>Carpinus orient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3" office:value-type="string" calcext:value-type="string">
            <text:p>Carpi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3" office:value-type="string" calcext:value-type="string">
            <text:p>Castanea sativ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3" office:value-type="string" calcext:value-type="string">
            <text:p>Castane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3" office:value-type="string" calcext:value-type="string">
            <text:p>Cedrus atlan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3" office:value-type="string" calcext:value-type="string">
            <text:p>Cedrus deoda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3" office:value-type="string" calcext:value-type="string">
            <text:p>Cedrus liban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3" office:value-type="string" calcext:value-type="string">
            <text:p>Ced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3" office:value-type="string" calcext:value-type="string">
            <text:p>Celtis austr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3" office:value-type="string" calcext:value-type="string">
            <text:p>Ceratonia siliqu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3" office:value-type="string" calcext:value-type="string">
            <text:p>Cercis siliquastrum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Chamaecyparis lawson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3" office:value-type="string" calcext:value-type="string">
            <text:p>Chamaerops humi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Cinnamomum camph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3" office:value-type="string" calcext:value-type="string">
            <text:p>Cornus ma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3" office:value-type="string" calcext:value-type="string">
            <text:p>Cornus sanguin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3" office:value-type="string" calcext:value-type="string">
            <text:p>Cor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3" office:value-type="string" calcext:value-type="string">
            <text:p>Corylus avell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Coryl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3" office:value-type="string" calcext:value-type="string">
            <text:p>Crataegus azaro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3" office:value-type="string" calcext:value-type="string">
            <text:p>Crataegus lacini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3" office:value-type="string" calcext:value-type="string">
            <text:p>Crataegus laevig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3" office:value-type="string" calcext:value-type="string">
            <text:p>Crataegus monogy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3" office:value-type="string" calcext:value-type="string">
            <text:p>Crataegus sp.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3" office:value-type="string" calcext:value-type="string">
            <text:p>Cryptomer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3" office:value-type="string" calcext:value-type="string">
            <text:p>Cupressus ariz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3" office:value-type="string" calcext:value-type="string">
            <text:p>Cupressus lusita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3" office:value-type="string" calcext:value-type="string">
            <text:p>Cupressus macrocarp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3" office:value-type="string" calcext:value-type="string">
            <text:p>Cupressus sempervir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3" office:value-type="string" calcext:value-type="string">
            <text:p>Cupress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3" office:value-type="string" calcext:value-type="string">
            <text:p>Erica arbo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3" office:value-type="string" calcext:value-type="string">
            <text:p>Erica manipulifl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3" office:value-type="string" calcext:value-type="string">
            <text:p>Erica scop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3" office:value-type="string" calcext:value-type="string">
            <text:p>Eric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3" office:value-type="string" calcext:value-type="string">
            <text:p>Eucalyptus camaldul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3" office:value-type="string" calcext:value-type="string">
            <text:p>Eucalyptus gomphocepha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3" office:value-type="string" calcext:value-type="string">
            <text:p>Eucalypt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3" office:value-type="string" calcext:value-type="string">
            <text:p>Euonymus europae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3" office:value-type="string" calcext:value-type="string">
            <text:p>Euonym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3" office:value-type="string" calcext:value-type="string">
            <text:p>Fag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3" office:value-type="string" calcext:value-type="string">
            <text:p>Fagus sylva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3" office:value-type="string" calcext:value-type="string">
            <text:p>Ficus ca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3" office:value-type="string" calcext:value-type="string">
            <text:p>Fic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3" office:value-type="string" calcext:value-type="string">
            <text:p>Frangula al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3" office:value-type="string" calcext:value-type="string">
            <text:p>Fraxinus angustifoli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3" office:value-type="string" calcext:value-type="string">
            <text:p>Fraxinus excelsio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Fraxinus or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3" office:value-type="string" calcext:value-type="string">
            <text:p>Fraxinus pallisa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3" office:value-type="string" calcext:value-type="string">
            <text:p>Fraxinus pennsylvan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3" office:value-type="string" calcext:value-type="string">
            <text:p>Fraxi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3" office:value-type="string" calcext:value-type="string">
            <text:p>Gledits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3" office:value-type="string" calcext:value-type="string">
            <text:p>Hippophae rhamn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3" office:value-type="string" calcext:value-type="string">
            <text:p>Ilex aquifoli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3" office:value-type="string" calcext:value-type="string">
            <text:p>Ilex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3" office:value-type="string" calcext:value-type="string">
            <text:p>Ile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3" office:value-type="string" calcext:value-type="string">
            <text:p>Juglans cine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3" office:value-type="string" calcext:value-type="string">
            <text:p>Juglan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3" office:value-type="string" calcext:value-type="string">
            <text:p>Juglans reg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3" office:value-type="string" calcext:value-type="string">
            <text:p>Juglan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3" office:value-type="string" calcext:value-type="string">
            <text:p>Juniperus comun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3" office:value-type="string" calcext:value-type="string">
            <text:p>Juniperus oxycedr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3" office:value-type="string" calcext:value-type="string">
            <text:p>Juniperus phoenic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3" office:value-type="string" calcext:value-type="string">
            <text:p>Juniperus sabi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3" office:value-type="string" calcext:value-type="string">
            <text:p>Junipe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3" office:value-type="string" calcext:value-type="string">
            <text:p>Juniperus thurife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3" office:value-type="string" calcext:value-type="string">
            <text:p>Juniperus virgin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3" office:value-type="string" calcext:value-type="string">
            <text:p>Laburnum alpin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3" office:value-type="string" calcext:value-type="string">
            <text:p>Laburnum anagyr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3" office:value-type="string" calcext:value-type="string">
            <text:p>Laburnum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3" office:value-type="string" calcext:value-type="string">
            <text:p>Larix decidu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3" office:value-type="string" calcext:value-type="string">
            <text:p>Larix kaempferi C25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3" office:value-type="string" calcext:value-type="string">
            <text:p>Lar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3" office:value-type="string" calcext:value-type="string">
            <text:p>Laurus azo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3" office:value-type="string" calcext:value-type="string">
            <text:p>Laurus nobi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3" office:value-type="string" calcext:value-type="string">
            <text:p>Ligustrum vulgar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3" office:value-type="string" calcext:value-type="string">
            <text:p>Liriodendron tulipifer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3" office:value-type="string" calcext:value-type="string">
            <text:p>Lonicer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3" office:value-type="string" calcext:value-type="string">
            <text:p>Magnol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3" office:value-type="string" calcext:value-type="string">
            <text:p>Malus domes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3" office:value-type="string" calcext:value-type="string">
            <text:p>Mal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3" office:value-type="string" calcext:value-type="string">
            <text:p>Malus sylvest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3" office:value-type="string" calcext:value-type="string">
            <text:p>Metasequo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3" office:value-type="string" calcext:value-type="string">
            <text:p>Morus alb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3" office:value-type="string" calcext:value-type="string">
            <text:p>Moru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3" office:value-type="string" calcext:value-type="string">
            <text:p>Mo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3" office:value-type="string" calcext:value-type="string">
            <text:p>Myrica fay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3" office:value-type="string" calcext:value-type="string">
            <text:p>Myrtus commun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3" office:value-type="string" calcext:value-type="string">
            <text:p>Ocotea foet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3" office:value-type="string" calcext:value-type="string">
            <text:p>Olea europa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3" office:value-type="string" calcext:value-type="string">
            <text:p>Ole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3" office:value-type="string" calcext:value-type="string">
            <text:p>Ostrya carpin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3" office:value-type="string" calcext:value-type="string">
            <text:p>Paulownia toment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3" office:value-type="string" calcext:value-type="string">
            <text:p>Persea ind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3" office:value-type="string" calcext:value-type="string">
            <text:p>Phillyrea angust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3" office:value-type="string" calcext:value-type="string">
            <text:p>Phillyrea lat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3" office:value-type="string" calcext:value-type="string">
            <text:p>Phoenix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3" office:value-type="string" calcext:value-type="string">
            <text:p>Phoen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3" office:value-type="string" calcext:value-type="string">
            <text:p>Picconia excel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3" office:value-type="string" calcext:value-type="string">
            <text:p>Picea abie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3" office:value-type="string" calcext:value-type="string">
            <text:p>Picea engelmann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3" office:value-type="string" calcext:value-type="string">
            <text:p>Picea glau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3" office:value-type="string" calcext:value-type="string">
            <text:p>Picea omorik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3" office:value-type="string" calcext:value-type="string">
            <text:p>Picea orient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3" office:value-type="string" calcext:value-type="string">
            <text:p>Picea pung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3" office:value-type="string" calcext:value-type="string">
            <text:p>Picea sitch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3" office:value-type="string" calcext:value-type="string">
            <text:p>Pice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3" office:value-type="string" calcext:value-type="string">
            <text:p>Pinus banks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3" office:value-type="string" calcext:value-type="string">
            <text:p>Pinus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3" office:value-type="string" calcext:value-type="string">
            <text:p>Pinus cemb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3" office:value-type="string" calcext:value-type="string">
            <text:p>Pinus contor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3" office:value-type="string" calcext:value-type="string">
            <text:p>Pinus halep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3" office:value-type="string" calcext:value-type="string">
            <text:p>Pinus heldreich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9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3" office:value-type="string" calcext:value-type="string">
            <text:p>Pinus leucoderm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3" office:value-type="string" calcext:value-type="string">
            <text:p>Pinus mugo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3" office:value-type="string" calcext:value-type="string">
            <text:p>Pinus nigr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3" office:value-type="string" calcext:value-type="string">
            <text:p>Pinus pinaste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3" office:value-type="string" calcext:value-type="string">
            <text:p>Pinus pin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3" office:value-type="string" calcext:value-type="string">
            <text:p>Pinus ponder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3" office:value-type="string" calcext:value-type="string">
            <text:p>Pinus radiat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3" office:value-type="string" calcext:value-type="string">
            <text:p>Pinus sp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3" office:value-type="string" calcext:value-type="string">
            <text:p>Pinus strob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3" office:value-type="string" calcext:value-type="string">
            <text:p>Pinus sylvest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3" office:value-type="string" calcext:value-type="string">
            <text:p>Pinus uncinata (rotundat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3" office:value-type="string" calcext:value-type="string">
            <text:p>Pistacia atlan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3" office:value-type="string" calcext:value-type="string">
            <text:p>Pistacia lentisc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3" office:value-type="string" calcext:value-type="string">
            <text:p>Pistacia terebinth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3" office:value-type="string" calcext:value-type="string">
            <text:p>Platanus acer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3" office:value-type="string" calcext:value-type="string">
            <text:p>Platanus orient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3" office:value-type="string" calcext:value-type="string">
            <text:p>Platanus sp. (incl hybrid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3" office:value-type="string" calcext:value-type="string">
            <text:p>Pleiomeris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3" office:value-type="string" calcext:value-type="string">
            <text:p>Populus alb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3" office:value-type="string" calcext:value-type="string">
            <text:p>Populu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3" office:value-type="string" calcext:value-type="string">
            <text:p>Popul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3" office:value-type="string" calcext:value-type="string">
            <text:p>Populus tremu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3" office:value-type="string" calcext:value-type="string">
            <text:p>Populus x can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3" office:value-type="string" calcext:value-type="string">
            <text:p>Prunus armenia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3" office:value-type="string" calcext:value-type="string">
            <text:p>Prunus avi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3" office:value-type="string" calcext:value-type="string">
            <text:p>Prunus cerasife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3" office:value-type="string" calcext:value-type="string">
            <text:p>Prunus ceras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3" office:value-type="string" calcext:value-type="string">
            <text:p>Prunus domes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3" office:value-type="string" calcext:value-type="string">
            <text:p>Prunus dulc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3" office:value-type="string" calcext:value-type="string">
            <text:p>Prunus lusita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3" office:value-type="string" calcext:value-type="string">
            <text:p>Prunus mahaleb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3" office:value-type="string" calcext:value-type="string">
            <text:p>Prunus padu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3" office:value-type="string" calcext:value-type="string">
            <text:p>Prunus pers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3" office:value-type="string" calcext:value-type="string">
            <text:p>Prunus seroti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3" office:value-type="string" calcext:value-type="string">
            <text:p>Pru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3" office:value-type="string" calcext:value-type="string">
            <text:p>Prunus spin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3" office:value-type="string" calcext:value-type="string">
            <text:p>Pseudotsuga menzies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3" office:value-type="string" calcext:value-type="string">
            <text:p>Pyrus amygdaliform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3" office:value-type="string" calcext:value-type="string">
            <text:p>Pyrus commun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3" office:value-type="string" calcext:value-type="string">
            <text:p>Pyrus pyraste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3" office:value-type="string" calcext:value-type="string">
            <text:p>Pyr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3" office:value-type="string" calcext:value-type="string">
            <text:p>Quercus alnifol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3" office:value-type="string" calcext:value-type="string">
            <text:p>Quercus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3" office:value-type="string" calcext:value-type="string">
            <text:p>Quercus cer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3" office:value-type="string" calcext:value-type="string">
            <text:p>Quercus coccifera (Q. calliprinos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3" office:value-type="string" calcext:value-type="string">
            <text:p>Quercus conges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3" office:value-type="string" calcext:value-type="string">
            <text:p>Quercus dalechamp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3" office:value-type="string" calcext:value-type="string">
            <text:p>Quercus fagin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3" office:value-type="string" calcext:value-type="string">
            <text:p>Quercus frainetto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3" office:value-type="string" calcext:value-type="string">
            <text:p>Quercus fruticosa</text:p>
          </table:table-cell>
          <table:table-cell table:style-name="ce33" office:value-type="string" calcext:value-type="string">
            <text:p>Quercus fruticos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3" office:value-type="string" calcext:value-type="string">
            <text:p>Quercus hartwissi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3" office:value-type="string" calcext:value-type="string">
            <text:p>Quercus ilex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3" office:value-type="string" calcext:value-type="string">
            <text:p>Quercus lusita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3" office:value-type="string" calcext:value-type="string">
            <text:p>Quercus macrolepis (Q. aegilops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3" office:value-type="string" calcext:value-type="string">
            <text:p>Quercus ma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3" office:value-type="string" calcext:value-type="string">
            <text:p>Quercus palustr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3" office:value-type="string" calcext:value-type="string">
            <text:p>Quercus pedunculiflo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3" office:value-type="string" calcext:value-type="string">
            <text:p>Quercus petrae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3" office:value-type="string" calcext:value-type="string">
            <text:p>Quercus petraea (group) x pubesce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3" office:value-type="string" calcext:value-type="string">
            <text:p>Quercus petraea group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3" office:value-type="string" calcext:value-type="string">
            <text:p>Quercus polycarp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Quercus pub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3" office:value-type="string" calcext:value-type="string">
            <text:p>Quercus pyrenaica (Q. toz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3" office:value-type="string" calcext:value-type="string">
            <text:p>Quercus robur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3" office:value-type="string" calcext:value-type="string">
            <text:p>Quercus robur x pyrena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3" office:value-type="string" calcext:value-type="string">
            <text:p>Quercus rub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3" office:value-type="string" calcext:value-type="string">
            <text:p>Querc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3" office:value-type="string" calcext:value-type="string">
            <text:p>Quercus suber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3" office:value-type="string" calcext:value-type="string">
            <text:p>Quercus troj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3" office:value-type="string" calcext:value-type="string">
            <text:p>Rhamnus alatern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3" office:value-type="string" calcext:value-type="string">
            <text:p>Rhamnus catharticus (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3" office:value-type="string" calcext:value-type="string">
            <text:p>Rhamnus lycioides spp. oleoide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3" office:value-type="string" calcext:value-type="string">
            <text:p>Rhamn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3" office:value-type="string" calcext:value-type="string">
            <text:p>Rhus cori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3" office:value-type="string" calcext:value-type="string">
            <text:p>Rhus typhi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3" office:value-type="string" calcext:value-type="string">
            <text:p>Robinia pseudoacac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3" office:value-type="string" calcext:value-type="string">
            <text:p>Salix alba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3" office:value-type="string" calcext:value-type="string">
            <text:p>Salix atrocine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3" office:value-type="string" calcext:value-type="string">
            <text:p>Salix babyl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3" office:value-type="string" calcext:value-type="string">
            <text:p>Salix cantabr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3" office:value-type="string" calcext:value-type="string">
            <text:p>Salix cap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3" office:value-type="string" calcext:value-type="string">
            <text:p>Salix cine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3" office:value-type="string" calcext:value-type="string">
            <text:p>Salix eleagno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3" office:value-type="string" calcext:value-type="string">
            <text:p>Salix fragi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3" office:value-type="string" calcext:value-type="string">
            <text:p>Salix purpure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3" office:value-type="string" calcext:value-type="string">
            <text:p>Sal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3" office:value-type="string" calcext:value-type="string">
            <text:p>Salix vimin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3" office:value-type="string" calcext:value-type="string">
            <text:p>Sambucus ebu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3" office:value-type="string" calcext:value-type="string">
            <text:p>Sambucus nig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3" office:value-type="string" calcext:value-type="string">
            <text:p>Sambucus racem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3" office:value-type="string" calcext:value-type="string">
            <text:p>Sambuc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3" office:value-type="string" calcext:value-type="string">
            <text:p>Sequoiadendron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3" office:value-type="string" calcext:value-type="string">
            <text:p>Sophora japon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3" office:value-type="string" calcext:value-type="string">
            <text:p>Sorbus 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3" office:value-type="string" calcext:value-type="string">
            <text:p>Sorbus aucupar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3" office:value-type="string" calcext:value-type="string">
            <text:p>Sorbus chamaemespilu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3" office:value-type="string" calcext:value-type="string">
            <text:p>Sorbus domestic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3" office:value-type="string" calcext:value-type="string">
            <text:p>Sorbus intermedi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3" office:value-type="string" calcext:value-type="string">
            <text:p>Sorbus latifolia s.l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3" office:value-type="string" calcext:value-type="string">
            <text:p>Sorbus mougeotii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3" office:value-type="string" calcext:value-type="string">
            <text:p>Sorb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3" office:value-type="string" calcext:value-type="string">
            <text:p>Sorbus torminal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3" office:value-type="string" calcext:value-type="string">
            <text:p>Tamarix afric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3" office:value-type="string" calcext:value-type="string">
            <text:p>Tamarix canari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3" office:value-type="string" calcext:value-type="string">
            <text:p>Tamarix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3" office:value-type="string" calcext:value-type="string">
            <text:p>Taxodium distichum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3" office:value-type="string" calcext:value-type="string">
            <text:p>Taxus bacc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3" office:value-type="string" calcext:value-type="string">
            <text:p>Tax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3" office:value-type="string" calcext:value-type="string">
            <text:p>Tetraclinis articul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3" office:value-type="string" calcext:value-type="string">
            <text:p>Thuja plic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3" office:value-type="string" calcext:value-type="string">
            <text:p>Thuja sp.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3" office:value-type="string" calcext:value-type="string">
            <text:p>Tilia cordat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3" office:value-type="string" calcext:value-type="string">
            <text:p>Tilia platyphylo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3" office:value-type="string" calcext:value-type="string">
            <text:p>Tili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3" office:value-type="string" calcext:value-type="string">
            <text:p>Tilia tomentos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3" office:value-type="string" calcext:value-type="string">
            <text:p>Tsuga canadensi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3" office:value-type="string" calcext:value-type="string">
            <text:p>Tsuga heterophyll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3" office:value-type="string" calcext:value-type="string">
            <text:p>Tsuga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3" office:value-type="string" calcext:value-type="string">
            <text:p>Ulmus canescens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3" office:value-type="string" calcext:value-type="string">
            <text:p>Ulmus glabr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3" office:value-type="string" calcext:value-type="string">
            <text:p>Ulmus laevis 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Ulmus minor (pumila)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3" office:value-type="string" calcext:value-type="string">
            <text:p>Ulmus sp.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3" office:value-type="string" calcext:value-type="string">
            <text:p>Viburnum lantana</text:p>
          </table:table-cell>
        </table:table-row>
        <table:table-row table:style-name="ro2">
          <table:table-cell table:style-name="ce33" office:value-type="string" calcext:value-type="string">
            <text:p>SPECIES_CODE</text:p>
          </table:table-cell>
          <table:table-cell table:style-name="ce33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3" office:value-type="string" calcext:value-type="string">
            <text:p>Viburnum opulus</text:p>
          </table:table-cell>
        </table:table-row>
        <table:table-row table:style-name="ro2">
          <table:table-cell table:style-name="ce33" office:value-type="string" calcext:value-type="string">
            <text:p>SPECIES_CLASS</text:p>
          </table:table-cell>
          <table:table-cell table:style-name="ce27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3" office:value-type="string" calcext:value-type="string">
            <text:p>SPECIES_CLASS</text:p>
          </table:table-cell>
          <table:table-cell table:style-name="ce27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3" office:value-type="string" calcext:value-type="string">
            <text:p>SPECIES_CLASS</text:p>
          </table:table-cell>
          <table:table-cell table:style-name="ce27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24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3"/>
          <table:table-cell table:number-columns-repeated="3"/>
        </table:table-row>
        <table:table-row table:style-name="ro2" table:number-rows-repeated="5">
          <table:table-cell table:style-name="ce35"/>
          <table:table-cell table:number-columns-repeated="2"/>
          <table:table-cell table:style-name="ce35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3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3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4"/>
        <table:table-column table:style-name="co6" table:number-columns-repeated="2" table:default-cell-style-name="Default"/>
        <table:table-column table:style-name="co69" table:default-cell-style-name="Default"/>
        <table:table-column table:style-name="co6" table:number-columns-repeated="3" table:default-cell-style-name="Default"/>
        <table:table-row table:style-name="ro10">
          <table:table-cell table:style-name="ce22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8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Code</text:p>
          </table:table-cell>
          <table:table-cell table:style-name="ce36" office:value-type="string" calcext:value-type="string">
            <text:p>Parent_code</text:p>
          </table:table-cell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Definition</text:p>
          </table:table-cell>
          <table:table-cell table:style-name="ce22" office:value-type="string" calcext:value-type="string">
            <text:p>Position</text:p>
          </table:table-cell>
          <table:table-cell table:style-name="ce22" office:value-type="string" calcext:value-type="string">
            <text:p>is_leaf</text:p>
          </table:table-cell>
        </table:table-row>
        <table:table-row table:style-name="ro10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ce27"/>
        <table:table-column table:style-name="co79" table:default-cell-style-name="ce27"/>
        <table:table-column table:style-name="co80" table:default-cell-style-name="ce27"/>
        <table:table-column table:style-name="co82" table:default-cell-style-name="ce27"/>
        <table:table-column table:style-name="co83" table:default-cell-style-name="ce27"/>
        <table:table-row table:style-name="ro7">
          <table:table-cell table:style-name="ce22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8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Source Code</text:p>
          </table:table-cell>
          <table:table-cell table:style-name="ce22" office:value-type="string" calcext:value-type="string">
            <text:p>Destination Unit</text:p>
          </table:table-cell>
          <table:table-cell table:style-name="ce31" office:value-type="string" calcext:value-type="string">
            <text:p>Destination Code</text:p>
          </table:table-cell>
          <table:table-cell table:style-name="ce3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0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0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0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Default"/>
        <table:table-column table:style-name="co85" table:default-cell-style-name="Default"/>
        <table:table-row table:style-name="ro11">
          <table:table-cell table:style-name="ce22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8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42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41" office:value-type="string" calcext:value-type="string">
            <text:p>PROVIDER_ID</text:p>
          </table:table-cell>
          <table:table-cell table:style-name="ce41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6" table:default-cell-style-name="Default"/>
        <table:table-column table:style-name="co26" table:number-columns-repeated="2" table:default-cell-style-name="Default"/>
        <table:table-column table:style-name="co87" table:default-cell-style-name="Default"/>
        <table:table-column table:style-name="co6" table:number-columns-repeated="252" table:default-cell-style-name="Default"/>
        <table:table-row table:style-name="ro12">
          <table:table-cell table:style-name="ce31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8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3" office:value-type="string" calcext:value-type="string">
            <text:p>PERCENTAG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4" table:default-cell-style-name="ce27"/>
        <table:table-column table:style-name="co8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" table:default-cell-style-name="Default"/>
        <table:table-row table:style-name="ro9">
          <table:table-cell table:style-name="ce22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8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Table Name</text:p>
          </table:table-cell>
          <table:table-cell table:style-name="ce31" office:value-type="string" calcext:value-type="string">
            <text:p>Schema</text:p>
          </table:table-cell>
          <table:table-cell table:style-name="ce31" office:value-type="string" calcext:value-type="string">
            <text:p>Primary Keys</text:p>
          </table:table-cell>
          <table:table-cell table:style-name="ce31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7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7" office:value-type="string" calcext:value-type="string">
            <text:p>SPECIES_DATA</text:p>
          </table:table-cell>
          <table:table-cell table:style-name="ce27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7" office:value-type="string" calcext:value-type="string">
            <text:p>TREE_DATA</text:p>
          </table:table-cell>
          <table:table-cell table:style-name="ce27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7" office:value-type="string" calcext:value-type="string">
            <text:p>HARMONIZED_LOCATION</text:p>
          </table:table-cell>
          <table:table-cell table:style-name="ce27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7" office:value-type="string" calcext:value-type="string">
            <text:p>HARMONIZED_PLOT_DATA</text:p>
          </table:table-cell>
          <table:table-cell table:style-name="ce27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7" office:value-type="string" calcext:value-type="string">
            <text:p>HARMONIZED_SPECIES_DATA</text:p>
          </table:table-cell>
          <table:table-cell table:style-name="ce27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7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3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Criteria</text:p>
          </table:table-cell>
          <table:table-cell table:style-name="ce25" office:value-type="string" calcext:value-type="string">
            <text:p>isResult</text:p>
          </table:table-cell>
          <table:table-cell table:style-name="ce25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25" office:value-type="string" calcext:value-type="string">
            <text:p>Position</text:p>
          </table:table-cell>
          <table:table-cell table:style-name="ce25" office:value-type="string" calcext:value-type="string">
            <text:p>is default criteria</text:p>
          </table:table-cell>
          <table:table-cell table:style-name="ce25" office:value-type="string" calcext:value-type="string">
            <text:p>is default result</text:p>
          </table:table-cell>
          <table:table-cell table:style-name="ce25" office:value-type="string" calcext:value-type="string">
            <text:p>default_value</text:p>
          </table:table-cell>
          <table:table-cell table:style-name="ce25" office:value-type="string" calcext:value-type="string">
            <text:p>decimals</text:p>
          </table:table-cell>
          <table:table-cell table:style-name="ce25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Mask</text:p>
          </table:table-cell>
          <table:table-cell table:style-name="ce2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1" table:default-cell-style-name="Default"/>
        <table:table-column table:style-name="co91" table:default-cell-style-name="Default"/>
        <table:table-row table:style-name="ro2">
          <table:table-cell table:style-name="ce34" office:value-type="string" calcext:value-type="string">
            <text:p>SRC_DATA</text:p>
          </table:table-cell>
          <table:table-cell table:style-name="ce34" office:value-type="string" calcext:value-type="string">
            <text:p>SRC_FORMAT</text:p>
          </table:table-cell>
          <table:table-cell table:style-name="ce34" office:value-type="string" calcext:value-type="string">
            <text:p>DST_DATA</text:p>
          </table:table-cell>
          <table:table-cell table:style-name="ce34" office:value-type="string" calcext:value-type="string">
            <text:p>DST_FORMAT</text:p>
          </table:table-cell>
          <table:table-cell table:style-name="ce34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92" table:default-cell-style-name="Default"/>
        <table:table-column table:style-name="co46" table:number-columns-repeated="2" table:default-cell-style-name="Default"/>
        <table:table-column table:style-name="co93" table:default-cell-style-name="Default"/>
        <table:table-row table:style-name="ro2">
          <table:table-cell table:style-name="ce34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7"><text:span text:style-name="T5">Varchar(36)</text:span></text:p>
            </office:annotation>
            <text:p>Dataset ID</text:p>
          </table:table-cell>
          <table:table-cell table:style-name="ce34" office:value-type="string" calcext:value-type="string">
            <text:p>Schema Code</text:p>
          </table:table-cell>
          <table:table-cell table:style-name="ce34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7"><text:span text:style-name="T5">Varchar(36)</text:span></text:p>
            </office:annotation>
            <text:p>Format</text:p>
          </table:table-cell>
          <table:table-cell table:style-name="ce34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1" table:default-cell-style-name="Default"/>
        <table:table-column table:style-name="co102" table:number-columns-repeated="2" table:default-cell-style-name="Default"/>
        <table:table-column table:style-name="co103" table:default-cell-style-name="ce46"/>
        <table:table-row table:style-name="ro9">
          <table:table-cell table:style-name="ce22" office:value-type="string" calcext:value-type="string">
            <text:p>Schema Code</text:p>
          </table:table-cell>
          <table:table-cell table:style-name="ce22" office:value-type="string" calcext:value-type="string">
            <text:p>Schema Name</text:p>
          </table:table-cell>
          <table:table-cell table:style-name="ce22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8" svg:width="94.63mm" svg:height="9.05mm" svg:x="18.03mm" svg:y="0.01mm" draw:control="control9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7" office:value-type="string" calcext:value-type="string">
            <text:p>Raw Data</text:p>
          </table:table-cell>
          <table:table-cell table:style-name="ce27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7" office:value-type="string" calcext:value-type="string">
            <text:p>Harmonized Data</text:p>
          </table:table-cell>
          <table:table-cell table:style-name="ce27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7" office:value-type="string" calcext:value-type="string">
            <text:p>Metadata</text:p>
          </table:table-cell>
          <table:table-cell table:style-name="ce27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7" office:value-type="string" calcext:value-type="string">
            <text:p>Website</text:p>
          </table:table-cell>
          <table:table-cell table:style-name="ce27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7" office:value-type="string" calcext:value-type="string">
            <text:p>Public</text:p>
          </table:table-cell>
          <table:table-cell table:style-name="ce27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7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4" table:default-cell-style-name="Default"/>
        <table:table-column table:style-name="co105" table:default-cell-style-name="Default"/>
        <table:table-column table:style-name="co111" table:default-cell-style-name="ce46"/>
        <table:table-column table:style-name="co112" table:default-cell-style-name="Default"/>
        <table:table-column table:style-name="co113" table:default-cell-style-name="Default"/>
        <table:table-row table:style-name="ro9">
          <table:table-cell table:style-name="ce22" office:value-type="string" calcext:value-type="string">
            <text:p>Schema Code</text:p>
          </table:table-cell>
          <table:table-cell table:style-name="ce22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9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Parent Table</text:p>
          </table:table-cell>
          <table:table-cell table:style-name="ce31" office:value-type="string" calcext:value-type="string">
            <text:p>Join Key</text:p>
          </table:table-cell>
          <table:table-cell table:style-name="ce3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7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7" office:value-type="string" calcext:value-type="string">
            <text:p>PLOT_DATA</text:p>
          </table:table-cell>
          <table:table-cell table:style-name="ce27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7" office:value-type="string" calcext:value-type="string">
            <text:p>HARMONIZED_PLOT_DATA</text:p>
          </table:table-cell>
          <table:table-cell table:style-name="ce27" office:value-type="string" calcext:value-type="string">
            <text:p>HARMONIZED_LOCATION_DATA</text:p>
          </table:table-cell>
          <table:table-cell table:style-name="ce24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7" office:value-type="string" calcext:value-type="string">
            <text:p>HARMONIZED_PLOT_DATA</text:p>
          </table:table-cell>
          <table:table-cell table:style-name="ce24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7" office:value-type="string" calcext:value-type="string">
            <text:p>HARMONIZED_PLOT_DATA</text:p>
          </table:table-cell>
          <table:table-cell table:style-name="ce24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7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4:21:04.0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3-22T14:21:34.188000000</dc:date>
    <meta:printed-by>Eva LACARCE</meta:printed-by>
    <meta:print-date>2007-07-11T11:03:29</meta:print-date>
    <meta:editing-cycles>1582</meta:editing-cycles>
    <meta:editing-duration>P11DT6H46M41S</meta:editing-duration>
    <meta:document-statistic meta:table-count="21" meta:cell-count="15991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